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02cm" fo:min-width="4.898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</style:style>
    <style:style style:name="gr3" style:family="graphic" style:parent-style-name="objectwithoutfill">
      <style:graphic-properties draw:marker-end="Arrowheads_20_2" draw:marker-end-width="0.3cm" draw:fill="none" draw:textarea-vertical-align="middle"/>
    </style:style>
    <style:style style:name="gr4" style:family="graphic" style:parent-style-name="objectwithoutfill">
      <style:graphic-properties draw:marker-end="Arrowheads_20_3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T1" style:family="text">
      <style:text-properties style:text-position="-8% 58%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.398cm" svg:height="1.27cm" svg:x="12.112cm" svg:y="7.985cm">
          <text:p text:style-name="P1">Graph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5.398cm" svg:height="1.27cm" svg:x="12.112cm" svg:y="11.795cm">
          <text:p text:style-name="P1">Proxy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draw:type="curve" svg:x1="14.811cm" svg:y1="9.255cm" svg:x2="14.811cm" svg:y2="11.795cm" draw:start-shape="id1" draw:end-shape="id2" svg:d="M14811 9255v2540" svg:viewBox="0 0 1 2541">
          <text:p/>
        </draw:connector>
        <draw:custom-shape draw:style-name="gr1" draw:text-style-name="P1" xml:id="id3" draw:id="id3" draw:layer="layout" svg:width="5.398cm" svg:height="1.27cm" svg:x="12.112cm" svg:y="3.857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3" draw:text-style-name="P2" draw:layer="layout" draw:type="curve" svg:x1="14.811cm" svg:y1="5.127cm" svg:x2="14.811cm" svg:y2="7.985cm" draw:start-shape="id3" draw:start-glue-point="2" draw:end-shape="id1" svg:d="M14811 5127v2858" svg:viewBox="0 0 1 2859">
          <text:p/>
        </draw:connector>
        <draw:custom-shape draw:style-name="gr1" draw:text-style-name="P1" xml:id="id4" draw:id="id4" draw:layer="layout" svg:width="5.398cm" svg:height="1.27cm" svg:x="12.112cm" svg:y="14.969cm">
          <text:p text:style-name="P1">Solana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curve" svg:x1="14.811cm" svg:y1="13.065cm" svg:x2="14.811cm" svg:y2="14.969cm" draw:start-shape="id2" draw:start-glue-point="2" draw:end-shape="id4" svg:d="M14811 13065v1904" svg:viewBox="0 0 1 1905">
          <text:p/>
        </draw:connector>
        <draw:frame draw:style-name="gr5" draw:text-style-name="P3" draw:layer="layout" svg:width="6.378cm" svg:height="1.673cm" svg:x="17.827cm" svg:y="3.54cm">
          <draw:text-box>
            <text:p>High req rate affects </text:p>
            <text:p>Graph API</text:p>
          </draw:text-box>
        </draw:frame>
        <draw:frame draw:style-name="gr5" draw:text-style-name="P3" draw:layer="layout" svg:width="6.979cm" svg:height="3.095cm" svg:x="18.145cm" svg:y="7.43cm">
          <draw:text-box>
            <text:p>Number of Dapps </text:p>
            <text:p>(data models N<text:span text:style-name="T1">dapp</text:span>)</text:p>
            <text:p>Affects proxy API (???)</text:p>
            <text:p/>
          </draw:text-box>
        </draw:frame>
        <draw:frame draw:style-name="gr5" draw:text-style-name="P3" draw:layer="layout" svg:width="1.628cm" svg:height="0.962cm" svg:x="14.959cm" svg:y="6.408cm">
          <draw:text-box>
            <text:p>G<text:span text:style-name="T1">rate</text:span></text:p>
          </draw:text-box>
        </draw:frame>
        <draw:frame draw:style-name="gr5" draw:text-style-name="P3" draw:layer="layout" svg:width="1.556cm" svg:height="0.962cm" svg:x="14.97cm" svg:y="10.207cm">
          <draw:text-box>
            <text:p>P<text:span text:style-name="T1">rate</text:span></text:p>
          </draw:text-box>
        </draw:frame>
        <draw:frame draw:style-name="gr5" draw:text-style-name="P3" draw:layer="layout" svg:width="10.18cm" svg:height="5.228cm" svg:x="1.317cm" svg:y="3.54cm">
          <draw:text-box>
            <text:p>G<text:span text:style-name="T1">rate</text:span> – request rate to </text:p>
            <text:p><text:tab/> <text:s text:c="2"/>The Graph node</text:p>
            <text:p/>
            <text:p>P<text:span text:style-name="T1">rate </text:span><text:span text:style-name="T2">– request rate to proxy</text:span></text:p>
            <text:p><text:span text:style-name="T2"/></text:p>
            <text:p><text:span text:style-name="T2">N</text:span><text:span text:style-name="T1">dapp </text:span><text:span text:style-name="T2">– number of data models</text:span></text:p>
            <text:p><text:span text:style-name="T2"><text:tab/></text:span><text:span text:style-name="T2"> <text:s/></text:span><text:span text:style-name="T2">deployed to The Graph node</text:span></text:p>
          </draw:text-box>
        </draw:frame>
        <draw:frame draw:style-name="gr5" draw:text-style-name="P3" draw:layer="layout" svg:width="4.52cm" svg:height="3.095cm" svg:x="2.905cm" svg:y="13.382cm">
          <draw:text-box>
            <text:p>Measure:</text:p>
            <text:p><text:tab/>Lim (G<text:span text:style-name="T1">rate</text:span><text:span text:style-name="T2">)</text:span></text:p>
            <text:p><text:span text:style-name="T2"><text:tab/></text:span><text:span text:style-name="T2">P</text:span><text:span text:style-name="T1">rate</text:span><text:span text:style-name="T2">(N</text:span><text:span text:style-name="T1">dapp</text:span><text:span text:style-name="T2">)</text:span></text:p>
            <text:p><text:span text:style-name="T2"><text:tab/></text:span><text:span text:style-name="T2">Lim(N</text:span><text:span text:style-name="T1">dapp</text:span><text:span text:style-name="T2">)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7-19T13:27:13.260285901</meta:creation-date>
    <dc:date>2022-07-19T13:41:02.374987993</dc:date>
    <meta:editing-duration>PT2M8S</meta:editing-duration>
    <meta:editing-cycles>1</meta:editing-cycles>
    <meta:document-statistic meta:object-count="13"/>
    <meta:generator>LibreOffice/7.3.4.2$Linux_X86_64 LibreOffice_project/30$Build-2</meta:generator>
  </office:meta>
</office:document-meta>
</file>